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inyCore Linux</text:p>
          </table:table-cell>
          <table:table-cell office:value-type="string" calcext:value-type="string">
            <text:p>Arch Linu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ot Demonstration</text:p>
          </table:table-cell>
          <table:table-cell office:value-type="string" calcext:value-type="string">
            <office:annotation draw:style-name="gr1" draw:text-style-name="P2" svg:width="82.18pt" svg:height="28.09pt" svg:x="155.54pt" svg:y="0pt" draw:caption-point-x="-17.29pt" draw:caption-point-y="25.88pt">
              <dc:date>2019-06-29T00:00:00</dc:date>
              <text:p text:style-name="P1">https://youtu.be/fnDorhhlcso</text:p>
            </office:annotation>
            <text:p>YES</text:p>
          </table:table-cell>
          <table:table-cell office:value-type="string" calcext:value-type="string">
            <office:annotation draw:style-name="gr2" draw:text-style-name="P2" svg:width="82.18pt" svg:height="28.09pt" svg:x="219.54pt" svg:y="0pt" draw:caption-point-x="-17.29pt" draw:caption-point-y="25.88pt">
              <dc:date>2019-06-29T00:00:00</dc:date>
              <text:p text:style-name="P1">https://youtu.be/Xni2eIZdtrE</text:p>
            </office:annotation>
            <text:p>YES</text:p>
          </table:table-cell>
        </table:table-row>
        <table:table-row table:style-name="ro1">
          <table:table-cell office:value-type="string" calcext:value-type="string">
            <text:p>qt support</text:p>
          </table:table-cell>
          <table:table-cell office:value-type="string" calcext:value-type="string">
            <office:annotation draw:style-name="gr2" draw:text-style-name="P2" svg:width="82.18pt" svg:height="61.68pt" svg:x="155.54pt" svg:y="0pt" draw:caption-point-x="-17.29pt" draw:caption-point-y="38.66pt">
              <dc:date>2019-06-29T00:00:00</dc:date>
              <text:p text:style-name="P1">https://distrowatch.com/table.php?distribution=tinycore</text:p>
            </office:annotation>
            <text:p>YES</text:p>
          </table:table-cell>
          <table:table-cell office:value-type="string" calcext:value-type="string">
            <office:annotation draw:style-name="gr2" draw:text-style-name="P2" svg:width="82.18pt" svg:height="50.49pt" svg:x="219.54pt" svg:y="0pt" draw:caption-point-x="-17.29pt" draw:caption-point-y="38.66pt">
              <dc:date>2019-06-29T00:00:00</dc:date>
              <text:p text:style-name="P1">https://www.archlinux.org/packages/extra/x86_64/qt5-base/</text:p>
            </office:annotation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03:54:31.421467296</meta:creation-date>
    <dc:date>2019-06-29T04:02:41.502794910</dc:date>
    <meta:editing-duration>PT8M8S</meta:editing-duration>
    <meta:editing-cycles>6</meta:editing-cycles>
    <meta:generator>LibreOffice_Vanilla/5.2.1.1$MacOSX_X86_64 LibreOffice_project/4afc24bb8402fb220914e41da1503f86441578cb</meta:generator>
    <meta:document-statistic meta:table-count="1" meta:cell-count="8" meta:object-count="0"/>
  </office:meta>
</office:document-meta>
</file>